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7C00000037BB99E0E68C4CA4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3343in" svg:height="0.4654in" svg:x="1.0606in" svg:y="0.4992in">
            <draw:image xlink:href="Pictures/100000010000027C00000037BB99E0E68C4CA4A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ample 21.5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" office:value-type="string" calcext:value-type="string">
            <text:p>I real=</text:p>
          </table:table-cell>
          <table:table-cell table:style-name="ce1" office:value-type="float" office:value="1.640533" calcext:value-type="float">
            <text:p>1.640533</text:p>
          </table:table-cell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Apply Multiple-Application Version of Simpson’s 1/3 Rul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n= 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B-a=</text:p>
          </table:table-cell>
          <table:table-cell table:formula="of:=[.C8]-[.C9]" office:value-type="float" office:value="0.8" calcext:value-type="float">
            <text:p>0.8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(b-a)/n= h=</text:p>
          </table:table-cell>
          <table:table-cell table:formula="of:=[.$F$13]/[.C13]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x0=</text:p>
          </table:table-cell>
          <table:table-cell table:formula="of:=[.$C$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=</text:p>
          </table:table-cell>
          <table:table-cell table:formula="of:=[.C15]+[.$F$14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2=</text:p>
          </table:table-cell>
          <table:table-cell table:formula="of:=[.C16]+[.$F$14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3=</text:p>
          </table:table-cell>
          <table:table-cell table:formula="of:=[.C17]+[.$F$14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4=</text:p>
          </table:table-cell>
          <table:table-cell table:formula="of:=[.C18]+[.$F$14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f(x0)=</text:p>
          </table:table-cell>
          <table:table-cell table:formula="of:=0.2+25*([.C15])-200*([.C15])^2+675*([.C15])^3-900*([.C15])^4+400*([.C15])^5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(x1)=</text:p>
          </table:table-cell>
          <table:table-cell table:formula="of:=0.2+25*([.C16])-200*([.C16])^2+675*([.C16])^3-900*([.C16])^4+400*([.C16])^5" office:value-type="float" office:value="1.288" calcext:value-type="float">
            <text:p>1.288</text:p>
          </table:table-cell>
          <table:table-cell/>
          <table:table-cell table:style-name="ce1" office:value-type="string" calcext:value-type="string">
            <text:p>sum imp=</text:p>
          </table:table-cell>
          <table:table-cell table:style-name="ce1" table:formula="of:=SUM([.C22];[.C24])" office:value-type="float" office:value="4.75200000000001" calcext:value-type="float">
            <text:p>4.75200000000001</text:p>
          </table:table-cell>
        </table:table-row>
        <table:table-row table:style-name="ro1">
          <table:table-cell/>
          <table:table-cell office:value-type="string" calcext:value-type="string">
            <text:p>f(x2)=</text:p>
          </table:table-cell>
          <table:table-cell table:formula="of:=0.2+25*([.C17])-200*([.C17])^2+675*([.C17])^3-900*([.C17])^4+400*([.C17])^5" office:value-type="float" office:value="2.456" calcext:value-type="float">
            <text:p>2.456</text:p>
          </table:table-cell>
          <table:table-cell/>
          <table:table-cell table:style-name="ce1" office:value-type="string" calcext:value-type="string">
            <text:p>sum pares=</text:p>
          </table:table-cell>
          <table:table-cell table:style-name="ce1" table:formula="of:=SUM([.C23])" office:value-type="float" office:value="2.456" calcext:value-type="float">
            <text:p>2.456</text:p>
          </table:table-cell>
        </table:table-row>
        <table:table-row table:style-name="ro1">
          <table:table-cell/>
          <table:table-cell office:value-type="string" calcext:value-type="string">
            <text:p>f(x3)=</text:p>
          </table:table-cell>
          <table:table-cell table:formula="of:=0.2+25*([.C18])-200*([.C18])^2+675*([.C18])^3-900*([.C18])^4+400*([.C18])^5" office:value-type="float" office:value="3.46400000000001" calcext:value-type="float">
            <text:p>3.4640000000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(x4)=</text:p>
          </table:table-cell>
          <table:table-cell table:formula="of:=0.2+25*([.C19])-200*([.C19])^2+675*([.C19])^3-900*([.C19])^4+400*([.C19])^5" office:value-type="float" office:value="0.232000000000056" calcext:value-type="float">
            <text:p>0.23200000000005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table:formula="of:=([.F14]/3)*([.C21]+4*[.F22]+2*[.F23]+[.C25])" office:value-type="float" office:value="1.62346666666667" calcext:value-type="float">
            <text:p>1.6234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(%)=</text:p>
          </table:table-cell>
          <table:table-cell table:formula="of:=100*([.F8]-[.C27])/([.F8])" office:value-type="float" office:value="1.04029198640492" calcext:value-type="float">
            <text:p>1.040291986404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a=</text:p>
          </table:table-cell>
          <table:table-cell table:style-name="Default" table:formula="of:=-(1/(180*([.C13])^4))*[.F31]*([.F13])^5" office:value-type="float" office:value="0.0170666666666666" calcext:value-type="float">
            <text:p>0.017066666666666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’’’(b)=</text:p>
          </table:table-cell>
          <table:table-cell table:formula="of:=4050-21600*([.C8])+24000*([.C8])^2" office:value-type="float" office:value="2130" calcext:value-type="float">
            <text:p>2130</text:p>
          </table:table-cell>
          <table:table-cell/>
          <table:table-cell table:style-name="ce1" office:value-type="string" calcext:value-type="string">
            <text:p>fmean’’’=</text:p>
          </table:table-cell>
          <table:table-cell table:style-name="ce1" table:formula="of:=([.C31]-[.C32])/([.F13])" office:value-type="float" office:value="-2400" calcext:value-type="float">
            <text:p>-2400</text:p>
          </table:table-cell>
        </table:table-row>
        <table:table-row table:style-name="ro1">
          <table:table-cell/>
          <table:table-cell office:value-type="string" calcext:value-type="string">
            <text:p>f’’’(a)=</text:p>
          </table:table-cell>
          <table:table-cell table:formula="of:=4050-21600*([.C9])+24000*([.C9])^2" office:value-type="float" office:value="4050" calcext:value-type="float">
            <text:p>40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4T18:48:57.789889491</dc:date>
    <meta:editing-duration>PT51M39S</meta:editing-duration>
    <meta:editing-cycles>42</meta:editing-cycles>
    <meta:generator>LibreOffice/7.3.7.2$Linux_X86_64 LibreOffice_project/30$Build-2</meta:generator>
    <meta:document-statistic meta:table-count="1" meta:cell-count="50" meta:object-count="1"/>
  </office:meta>
</office:document-meta>
</file>